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50000004D71563CD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Liberation Sans2" svg:font-family="'Liberation Sans'" style:font-family-generic="roman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Linux Biolinum O1" svg:font-family="'Linux Biolinum O'"/>
    <style:font-face style:name="Linux Biolinum O2" svg:font-family="'Linux Biolinum O'" style:font-adornments="Regular"/>
    <style:font-face style:name="Courier 10 Pitch" svg:font-family="'Courier 10 Pitch'" style:font-adornments="Regular" style:font-pitch="fixed"/>
    <style:font-face style:name="Albany AMT" svg:font-family="'Albany AMT'" style:font-pitch="variable"/>
    <style:font-face style:name="FreeSans1" svg:font-family="FreeSans" style:font-pitch="variable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nux Biolinum O3" svg:font-family="'Linux Biolinum O'" style:font-adornments="Regular" style:font-pitch="variable"/>
    <style:font-face style:name="Lucidasans" svg:font-family="Lucidasans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ree_20_node">
      <style:graphic-properties draw:textarea-vertical-align="top" draw:auto-grow-height="true" draw:auto-grow-width="true" fo:min-height="0.631cm" fo:min-width="4.912cm"/>
    </style:style>
    <style:style style:name="gr2" style:family="graphic" style:parent-style-name="tree_20_node">
      <style:graphic-properties draw:textarea-vertical-align="top" draw:auto-grow-height="true" draw:auto-grow-width="true" fo:min-height="0.631cm" fo:min-width="2.765cm"/>
    </style:style>
    <style:style style:name="gr3" style:family="graphic" style:parent-style-name="tree_20_node">
      <style:graphic-properties draw:textarea-vertical-align="top" draw:auto-grow-height="true" draw:auto-grow-width="true" fo:min-height="0.631cm" fo:min-width="3.169cm"/>
    </style:style>
    <style:style style:name="gr4" style:family="graphic" style:parent-style-name="tree_20_node">
      <style:graphic-properties draw:textarea-vertical-align="top" draw:auto-grow-height="true" draw:auto-grow-width="true" fo:min-height="0.631cm" fo:min-width="3.784cm"/>
    </style:style>
    <style:style style:name="gr5" style:family="graphic" style:parent-style-name="tree_20_node">
      <style:graphic-properties draw:textarea-vertical-align="top" draw:auto-grow-height="true" draw:auto-grow-width="true" fo:min-height="0.631cm" fo:min-width="2.927cm"/>
    </style:style>
    <style:style style:name="gr6" style:family="graphic" style:parent-style-name="tree_20_node">
      <style:graphic-properties draw:textarea-vertical-align="top" draw:auto-grow-height="true" draw:auto-grow-width="true" fo:min-height="0.631cm" fo:min-width="2.159cm"/>
    </style:style>
    <style:style style:name="gr7" style:family="graphic" style:parent-style-name="tree_20_edge">
      <style:graphic-properties draw:textarea-vertical-align="middle"/>
    </style:style>
    <style:style style:name="gr8" style:family="graphic" style:parent-style-name="tree_20_node">
      <style:graphic-properties draw:textarea-vertical-align="top" draw:auto-grow-height="true" draw:auto-grow-width="true" fo:min-height="0.631cm" fo:min-width="3.3cm"/>
    </style:style>
    <style:style style:name="gr9" style:family="graphic" style:parent-style-name="tree_20_node">
      <style:graphic-properties draw:textarea-vertical-align="top" draw:auto-grow-height="true" draw:auto-grow-width="true" fo:min-height="0.631cm" fo:min-width="1.3cm"/>
    </style:style>
    <style:style style:name="gr10" style:family="graphic" style:parent-style-name="tree_20_node">
      <style:graphic-properties draw:textarea-vertical-align="top" draw:auto-grow-height="true" draw:auto-grow-width="true" fo:min-height="0.631cm" fo:min-width="0.931cm"/>
    </style:style>
    <style:style style:name="gr11" style:family="graphic" style:parent-style-name="tree_20_node">
      <style:graphic-properties draw:textarea-vertical-align="top" draw:auto-grow-height="true" draw:auto-grow-width="true" fo:min-height="0.631cm" fo:min-width="1.261cm"/>
    </style:style>
    <style:style style:name="gr12" style:family="graphic" style:parent-style-name="tree_20_node">
      <style:graphic-properties svg:stroke-width="0cm" draw:marker-start-width="0.2cm" draw:marker-end-width="0.2cm" draw:textarea-vertical-align="top" draw:auto-grow-height="true" draw:auto-grow-width="true" fo:min-height="0.631cm" fo:min-width="0.8cm"/>
    </style:style>
    <style:style style:name="gr13" style:family="graphic" style:parent-style-name="tree_20_node">
      <style:graphic-properties draw:textarea-vertical-align="top" draw:auto-grow-height="true" draw:auto-grow-width="true" fo:min-height="0.631cm" fo:min-width="0.651cm"/>
    </style:style>
    <style:style style:name="gr14" style:family="graphic" style:parent-style-name="tree_20_node">
      <style:graphic-properties draw:textarea-vertical-align="top" draw:auto-grow-height="true" draw:auto-grow-width="true" fo:min-height="0.631cm" fo:min-width="0.591cm"/>
    </style:style>
    <style:style style:name="gr15" style:family="graphic" style:parent-style-name="tree_20_node">
      <style:graphic-properties draw:auto-grow-height="true" draw:auto-grow-width="true" fo:min-height="0cm" fo:min-width="0cm"/>
    </style:style>
    <style:style style:name="gr16" style:family="graphic" style:parent-style-name="tree_20_node">
      <style:graphic-properties draw:textarea-vertical-align="top" draw:auto-grow-height="true" draw:auto-grow-width="true" fo:min-height="0.631cm" fo:min-width="1.583cm"/>
    </style:style>
    <style:style style:name="gr17" style:family="graphic" style:parent-style-name="tree_20_node">
      <style:graphic-properties draw:textarea-vertical-align="top" draw:auto-grow-height="true" draw:auto-grow-width="true" fo:min-height="1.182cm" fo:min-width="2.08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Courier 10 Pitch" fo:font-size="8pt" style:font-size-asian="18pt" style:font-size-complex="18pt"/>
    </style:style>
    <style:style style:name="P2" style:family="paragraph">
      <style:text-properties style:font-name="Courier 10 Pitch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xml:id="id1" draw:id="id1" draw:layer="layout" svg:width="5.112cm" svg:height="0.871cm" svg:x="8.466cm" svg:y="1.5cm">
          <draw:text-box>
            <text:p text:style-name="P1">var</text:p>
            <text:p text:style-name="P1">(SequenceVariant)</text:p>
          </draw:text-box>
        </draw:frame>
        <draw:frame draw:style-name="gr2" draw:text-style-name="P1" xml:id="id2" draw:id="id2" draw:layer="layout" svg:width="2.965cm" svg:height="0.871cm" svg:x="4.569cm" svg:y="2.887cm">
          <draw:text-box>
            <text:p text:style-name="P1">ac</text:p>
            <text:p text:style-name="P1">(unicode)</text:p>
          </draw:text-box>
        </draw:frame>
        <draw:frame draw:style-name="gr3" draw:text-style-name="P1" xml:id="id3" draw:id="id3" draw:layer="layout" svg:width="3.369cm" svg:height="0.871cm" svg:x="8.43cm" svg:y="2.887cm">
          <draw:text-box>
            <text:p text:style-name="P1">type</text:p>
            <text:p text:style-name="P1">(unicode)</text:p>
          </draw:text-box>
        </draw:frame>
        <draw:frame draw:style-name="gr4" draw:text-style-name="P1" xml:id="id4" draw:id="id4" draw:layer="layout" svg:width="3.984cm" svg:height="0.871cm" svg:x="12.469cm" svg:y="2.887cm">
          <draw:text-box>
            <text:p text:style-name="P1">posedit</text:p>
            <text:p text:style-name="P1">(PosEdit)</text:p>
          </draw:text-box>
        </draw:frame>
        <draw:frame draw:style-name="gr5" draw:text-style-name="P1" xml:id="id5" draw:id="id5" draw:layer="layout" svg:width="3.127cm" svg:height="0.871cm" svg:x="7.137cm" svg:y="4.274cm">
          <draw:text-box>
            <text:p text:style-name="P1">pos</text:p>
            <text:p text:style-name="P1">(Interval)</text:p>
          </draw:text-box>
        </draw:frame>
        <draw:frame draw:style-name="gr6" draw:text-style-name="P1" xml:id="id6" draw:id="id6" draw:layer="layout" svg:width="2.742cm" svg:height="0.871cm" svg:x="14.847cm" svg:y="4.274cm">
          <draw:text-box>
            <text:p text:style-name="P1">edit</text:p>
            <text:p text:style-name="P1">(Edit subclass)</text:p>
          </draw:text-box>
        </draw:frame>
        <draw:connector draw:style-name="gr7" draw:text-style-name="P1" draw:layer="layout" draw:type="line" svg:x1="11.022cm" svg:y1="2.371cm" svg:x2="6.051cm" svg:y2="2.887cm" draw:start-shape="id1" draw:start-glue-point="2" draw:end-shape="id2" draw:end-glue-point="0" svg:d="M11022 2371l-4971 516" svg:viewBox="0 0 4972 517">
          <text:p/>
        </draw:connector>
        <draw:connector draw:style-name="gr7" draw:text-style-name="P1" draw:layer="layout" draw:type="line" svg:x1="11.022cm" svg:y1="2.371cm" svg:x2="10.114cm" svg:y2="2.887cm" draw:start-shape="id1" draw:start-glue-point="2" draw:end-shape="id3" draw:end-glue-point="0" svg:d="M11022 2371l-908 516" svg:viewBox="0 0 909 517">
          <text:p/>
        </draw:connector>
        <draw:connector draw:style-name="gr7" draw:text-style-name="P1" draw:layer="layout" draw:type="line" svg:x1="11.022cm" svg:y1="2.371cm" svg:x2="14.461cm" svg:y2="2.887cm" draw:start-shape="id1" draw:start-glue-point="2" draw:end-shape="id4" draw:end-glue-point="0" svg:d="M11022 2371l3439 516" svg:viewBox="0 0 3440 517">
          <text:p/>
        </draw:connector>
        <draw:connector draw:style-name="gr7" draw:text-style-name="P1" draw:layer="layout" draw:type="line" svg:x1="14.461cm" svg:y1="3.758cm" svg:x2="8.7cm" svg:y2="4.274cm" draw:start-shape="id4" draw:start-glue-point="2" draw:end-shape="id5" draw:end-glue-point="0" svg:d="M14461 3758l-5761 516" svg:viewBox="0 0 5762 517">
          <text:p/>
        </draw:connector>
        <draw:connector draw:style-name="gr7" draw:text-style-name="P1" draw:layer="layout" draw:type="line" svg:x1="14.461cm" svg:y1="3.758cm" svg:x2="16.218cm" svg:y2="4.274cm" draw:start-shape="id4" draw:start-glue-point="2" draw:end-shape="id6" draw:end-glue-point="0" svg:d="M14461 3758l1757 516" svg:viewBox="0 0 1758 517">
          <text:p/>
        </draw:connector>
        <draw:frame draw:style-name="gr8" draw:text-style-name="P1" xml:id="id8" draw:id="id8" draw:layer="layout" svg:width="3.5cm" svg:height="0.871cm" svg:x="4.601cm" svg:y="5.661cm">
          <draw:text-box>
            <text:p text:style-name="P1">start</text:p>
            <text:p text:style-name="P1">(Position subclass)</text:p>
          </draw:text-box>
        </draw:frame>
        <draw:frame draw:style-name="gr9" draw:text-style-name="P1" xml:id="id10" draw:id="id10" draw:layer="layout" svg:width="1.726cm" svg:height="0.871cm" svg:x="7.487cm" svg:y="7.129cm">
          <draw:text-box>
            <text:p text:style-name="P1">uncertain</text:p>
            <text:p text:style-name="P1">(bool)</text:p>
          </draw:text-box>
        </draw:frame>
        <draw:connector draw:style-name="gr7" draw:text-style-name="P1" draw:layer="layout" draw:type="line" svg:x1="5.724cm" svg:y1="7.129cm" svg:x2="6.351cm" svg:y2="6.532cm" draw:start-shape="id7" draw:start-glue-point="0" draw:end-shape="id8" draw:end-glue-point="2" svg:d="M5724 7129l627-597" svg:viewBox="0 0 628 598">
          <text:p/>
        </draw:connector>
        <draw:connector draw:style-name="gr7" draw:text-style-name="P1" draw:layer="layout" draw:type="line" svg:x1="6.351cm" svg:y1="6.532cm" svg:x2="6.83cm" svg:y2="7.129cm" draw:start-shape="id8" draw:start-glue-point="2" draw:end-shape="id9" draw:end-glue-point="0" svg:d="M6351 6532l479 597" svg:viewBox="0 0 480 598">
          <text:p/>
        </draw:connector>
        <draw:connector draw:style-name="gr7" draw:text-style-name="P1" draw:layer="layout" draw:type="line" svg:x1="6.351cm" svg:y1="6.532cm" svg:x2="8.35cm" svg:y2="7.129cm" draw:start-shape="id8" draw:start-glue-point="2" draw:end-shape="id10" draw:end-glue-point="0" svg:d="M6351 6532l1999 597" svg:viewBox="0 0 2000 598">
          <text:p/>
        </draw:connector>
        <draw:connector draw:style-name="gr7" draw:text-style-name="P1" draw:layer="layout" draw:type="line" svg:x1="6.351cm" svg:y1="5.661cm" svg:x2="8.7cm" svg:y2="5.145cm" draw:start-shape="id8" draw:start-glue-point="0" draw:end-shape="id5" draw:end-glue-point="2" svg:d="M6351 5661l2349-516" svg:viewBox="0 0 2350 517">
          <text:p/>
        </draw:connector>
        <draw:connector draw:style-name="gr7" draw:text-style-name="P1" draw:layer="layout" draw:type="line" svg:x1="11.264cm" svg:y1="5.662cm" svg:x2="8.7cm" svg:y2="5.145cm" draw:end-shape="id5" draw:end-glue-point="2" svg:d="M11264 5662l-2564-517" svg:viewBox="0 0 2565 518">
          <text:p/>
        </draw:connector>
        <draw:frame draw:style-name="gr10" draw:text-style-name="P1" xml:id="id11" draw:id="id11" draw:layer="layout" svg:width="1.218cm" svg:height="0.871cm" svg:x="3.957cm" svg:y="7.129cm">
          <draw:text-box>
            <text:p text:style-name="P1">datum</text:p>
            <text:p text:style-name="P1">(enum)</text:p>
          </draw:text-box>
        </draw:frame>
        <draw:frame draw:style-name="gr11" draw:text-style-name="P1" xml:id="id9" draw:id="id9" draw:layer="layout" svg:width="1.461cm" svg:height="0.871cm" svg:x="6.1cm" svg:y="7.129cm">
          <draw:text-box>
            <text:p text:style-name="P1">offset</text:p>
            <text:p text:style-name="P1">(int)</text:p>
          </draw:text-box>
        </draw:frame>
        <draw:connector draw:style-name="gr7" draw:text-style-name="P1" draw:layer="layout" draw:type="line" svg:x1="6.351cm" svg:y1="6.532cm" svg:x2="4.566cm" svg:y2="7.129cm" draw:start-shape="id8" draw:start-glue-point="2" draw:end-shape="id11" draw:end-glue-point="0" svg:d="M6351 6532l-1785 597" svg:viewBox="0 0 1786 598">
          <text:p/>
        </draw:connector>
        <draw:frame draw:style-name="gr12" draw:text-style-name="P1" xml:id="id7" draw:id="id7" draw:layer="layout" svg:width="1.049cm" svg:height="0.871cm" svg:x="5.2cm" svg:y="7.129cm">
          <draw:text-box>
            <text:p text:style-name="P1">base</text:p>
            <text:p text:style-name="P1">(int)</text:p>
          </draw:text-box>
        </draw:frame>
        <draw:frame draw:style-name="gr13" draw:text-style-name="P1" xml:id="id12" draw:id="id12" draw:layer="layout" svg:width="1.726cm" svg:height="0.871cm" svg:x="13.774cm" svg:y="5.629cm">
          <draw:text-box>
            <text:p text:style-name="P1">ref</text:p>
            <text:p text:style-name="P1">(unicode)</text:p>
          </draw:text-box>
        </draw:frame>
        <draw:frame draw:style-name="gr14" draw:text-style-name="P1" xml:id="id13" draw:id="id13" draw:layer="layout" svg:width="1.726cm" svg:height="0.871cm" svg:x="17.274cm" svg:y="5.629cm">
          <draw:text-box>
            <text:p text:style-name="P1">alt</text:p>
            <text:p text:style-name="P1">(unicode)</text:p>
          </draw:text-box>
        </draw:frame>
        <draw:connector draw:style-name="gr7" draw:text-style-name="P1" draw:layer="layout" draw:type="line" svg:x1="16.218cm" svg:y1="5.145cm" svg:x2="14.637cm" svg:y2="5.629cm" draw:start-shape="id6" draw:start-glue-point="2" draw:end-shape="id12" draw:end-glue-point="0" svg:d="M16218 5145l-1581 484" svg:viewBox="0 0 1582 485">
          <text:p/>
        </draw:connector>
        <draw:connector draw:style-name="gr7" draw:text-style-name="P1" draw:layer="layout" draw:type="line" svg:x1="16.218cm" svg:y1="5.145cm" svg:x2="18.137cm" svg:y2="5.629cm" draw:start-shape="id6" draw:start-glue-point="2" draw:end-shape="id13" draw:end-glue-point="0" svg:d="M16218 5145l1919 484" svg:viewBox="0 0 1920 485">
          <text:p/>
        </draw:connector>
        <draw:frame draw:style-name="gr15" draw:text-style-name="P2" draw:layer="layout" svg:width="6.129cm" svg:height="1.206cm" svg:x="8.871cm" svg:y="8.294cm">
          <draw:text-box>
            <text:p text:style-name="P2">var.posedit.pos.start.offset == 403</text:p>
            <text:p text:style-name="P2">var.posedit.edit.ref == 'C'</text:p>
            <text:p text:style-name="P2">var.posedit.edit == “C&gt;T”</text:p>
          </draw:text-box>
        </draw:frame>
        <draw:frame draw:style-name="gr16" draw:text-style-name="P1" xml:id="id14" draw:id="id14" draw:layer="layout" svg:width="1.783cm" svg:height="0.871cm" svg:x="15.417cm" svg:y="5.629cm">
          <draw:text-box>
            <text:p text:style-name="P1">uncertain</text:p>
            <text:p text:style-name="P1">(bool)</text:p>
          </draw:text-box>
        </draw:frame>
        <draw:connector draw:style-name="gr7" draw:text-style-name="P1" draw:layer="layout" draw:type="line" svg:x1="16.218cm" svg:y1="5.145cm" svg:x2="16.308cm" svg:y2="5.629cm" draw:start-shape="id6" draw:start-glue-point="2" draw:end-shape="id14" draw:end-glue-point="0" svg:d="M16218 5145l90 484" svg:viewBox="0 0 91 485">
          <text:p/>
        </draw:connector>
        <draw:frame draw:style-name="gr17" draw:text-style-name="P1" xml:id="id15" draw:id="id15" draw:layer="layout" svg:width="2.283cm" svg:height="1.382cm" svg:x="12.444cm" svg:y="4.28cm">
          <draw:text-box>
            <text:p text:style-name="P1">uncertain</text:p>
            <text:p text:style-name="P1">(bool)</text:p>
          </draw:text-box>
        </draw:frame>
        <draw:connector draw:style-name="gr7" draw:text-style-name="P1" draw:layer="layout" draw:type="line" svg:x1="14.461cm" svg:y1="3.758cm" svg:x2="13.585cm" svg:y2="4.28cm" draw:start-shape="id4" draw:start-glue-point="2" draw:end-shape="id15" draw:end-glue-point="0" svg:d="M14461 3758l-876 522" svg:viewBox="0 0 877 523">
          <text:p/>
        </draw:connector>
        <draw:frame draw:style-name="gr8" draw:text-style-name="P1" xml:id="id17" draw:id="id17" draw:layer="layout" svg:width="3.5cm" svg:height="0.871cm" svg:x="9.801cm" svg:y="5.662cm">
          <draw:text-box>
            <text:p text:style-name="P1">end</text:p>
            <text:p text:style-name="P1">(Position subclass)</text:p>
          </draw:text-box>
        </draw:frame>
        <draw:frame draw:style-name="gr9" draw:text-style-name="P1" xml:id="id19" draw:id="id19" draw:layer="layout" svg:width="1.726cm" svg:height="0.871cm" svg:x="12.687cm" svg:y="7.13cm">
          <draw:text-box>
            <text:p text:style-name="P1">uncertain</text:p>
            <text:p text:style-name="P1">(bool)</text:p>
          </draw:text-box>
        </draw:frame>
        <draw:connector draw:style-name="gr7" draw:text-style-name="P1" draw:layer="layout" draw:type="line" svg:x1="10.924cm" svg:y1="7.13cm" svg:x2="11.551cm" svg:y2="6.533cm" draw:start-shape="id16" draw:start-glue-point="0" draw:end-shape="id17" draw:end-glue-point="2" svg:d="M10924 7130l627-597" svg:viewBox="0 0 628 598">
          <text:p/>
        </draw:connector>
        <draw:connector draw:style-name="gr7" draw:text-style-name="P1" draw:layer="layout" draw:type="line" svg:x1="11.551cm" svg:y1="6.533cm" svg:x2="12.03cm" svg:y2="7.13cm" draw:start-shape="id17" draw:start-glue-point="2" draw:end-shape="id18" draw:end-glue-point="0" svg:d="M11551 6533l479 597" svg:viewBox="0 0 480 598">
          <text:p/>
        </draw:connector>
        <draw:connector draw:style-name="gr7" draw:text-style-name="P1" draw:layer="layout" draw:type="line" svg:x1="11.551cm" svg:y1="6.533cm" svg:x2="13.55cm" svg:y2="7.13cm" draw:start-shape="id17" draw:start-glue-point="2" draw:end-shape="id19" draw:end-glue-point="0" svg:d="M11551 6533l1999 597" svg:viewBox="0 0 2000 598">
          <text:p/>
        </draw:connector>
        <draw:frame draw:style-name="gr10" draw:text-style-name="P1" xml:id="id20" draw:id="id20" draw:layer="layout" svg:width="1.218cm" svg:height="0.871cm" svg:x="9.157cm" svg:y="7.13cm">
          <draw:text-box>
            <text:p text:style-name="P1">datum</text:p>
            <text:p text:style-name="P1">(enum)</text:p>
          </draw:text-box>
        </draw:frame>
        <draw:frame draw:style-name="gr11" draw:text-style-name="P1" xml:id="id18" draw:id="id18" draw:layer="layout" svg:width="1.461cm" svg:height="0.871cm" svg:x="11.3cm" svg:y="7.13cm">
          <draw:text-box>
            <text:p text:style-name="P1">offset</text:p>
            <text:p text:style-name="P1">(int)</text:p>
          </draw:text-box>
        </draw:frame>
        <draw:connector draw:style-name="gr7" draw:text-style-name="P1" draw:layer="layout" draw:type="line" svg:x1="11.551cm" svg:y1="6.533cm" svg:x2="9.766cm" svg:y2="7.13cm" draw:start-shape="id17" draw:start-glue-point="2" draw:end-shape="id20" draw:end-glue-point="0" svg:d="M11551 6533l-1785 597" svg:viewBox="0 0 1786 598">
          <text:p/>
        </draw:connector>
        <draw:frame draw:style-name="gr12" draw:text-style-name="P1" xml:id="id16" draw:id="id16" draw:layer="layout" svg:width="1.049cm" svg:height="0.871cm" svg:x="10.4cm" svg:y="7.13cm">
          <draw:text-box>
            <text:p text:style-name="P1">base</text:p>
            <text:p text:style-name="P1">(int)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Liberation Sans2" svg:font-family="'Liberation Sans'" style:font-family-generic="roman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Linux Biolinum O1" svg:font-family="'Linux Biolinum O'"/>
    <style:font-face style:name="Linux Biolinum O2" svg:font-family="'Linux Biolinum O'" style:font-adornments="Regular"/>
    <style:font-face style:name="Courier 10 Pitch" svg:font-family="'Courier 10 Pitch'" style:font-adornments="Regular" style:font-pitch="fixed"/>
    <style:font-face style:name="Albany AMT" svg:font-family="'Albany AMT'" style:font-pitch="variable"/>
    <style:font-face style:name="FreeSans1" svg:font-family="FreeSans" style:font-pitch="variable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nux Biolinum O3" svg:font-family="'Linux Biolinum O'" style:font-adornments="Regular" style:font-pitch="variable"/>
    <style:font-face style:name="Lucidasans" svg:font-family="Lucidasans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ee_20_node" style:display-name="tree node" style:family="graphic" style:parent-style-name="standard">
      <style:graphic-properties draw:stroke="none" draw:stroke-dash="Dashed_20__28_var_29__20_2" draw:fill="solid" draw:fill-color="#ffffff" draw:fill-gradient-name="Gradient_20_8" draw:fill-hatch-name="Hatching_20_1" draw:fill-image-name="Bitmape_20_1" draw:opacity="100%" draw:fill-image-width="0cm" draw:fill-image-height="0cm" draw:textarea-vertical-align="middle" draw:auto-grow-width="true" fo:padding-top="0.1cm" fo:padding-bottom="0.1cm" fo:padding-left="0.1cm" fo:padding-right="0.1cm" draw:shadow-opacity="100%"/>
      <style:text-properties style:font-name="Courier 10 Pitch" fo:font-family="'Courier 10 Pitch'" style:font-style-name="Regular" style:font-pitch="fixed" fo:font-size="10pt"/>
    </style:style>
    <style:style style:name="tree_20_edge" style:display-name="tree edge" style:family="graphic" style:parent-style-name="standard">
      <style:graphic-properties draw:stroke-dash="Dashed_20__28_var_29__20_2" svg:stroke-width="0.05cm" draw:marker-start-width="0.28cm" draw:marker-end-width="0.28cm" svg:stroke-linecap="round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9cm" fo:text-indent="0cm"/>
      <style:text-properties fo:font-size="3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7cm" fo:text-indent="0cm"/>
      <style:text-properties fo:font-size="3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4cm" fo:text-indent="0cm"/>
      <style:text-properties fo:font-size="2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299999237060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vitae_25_20presentation_25_20-_25_20new2-background" style:display-name="Invitae%20presentation%20-%20new2-background" style:family="presentation">
      <style:graphic-properties draw:stroke="none" draw:fill="none"/>
      <style:text-properties style:letter-kerning="true"/>
    </style:style>
    <style:style style:name="Invitae_25_20presentation_25_20-_25_20new2-backgroundobjects" style:display-name="Invitae%20presentation%20-%20new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vitae_25_20presentation_25_20-_25_20new2-notes" style:display-name="Invitae%20presentation%20-%20new2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vitae_25_20presentation_25_20-_25_20new2-outline1" style:display-name="Invitae%20presentation%20-%20new2-outline1" style:family="presentation">
      <style:graphic-properties draw:stroke="none" draw:fill="none" draw:auto-grow-height="false" draw:fit-to-size="shrink-to-fit">
        <text:list-style style:name="Invitae_25_20presentation_25_20-_25_20new2-outline1" style:display-name="Invitae%20presentation%20-%20new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vitae_25_20presentation_25_20-_25_20new2-outline2" style:display-name="Invitae%20presentation%20-%20new2-outline2" style:family="presentation" style:parent-style-name="Invitae_25_20presentation_25_20-_25_20new2-outline1">
      <style:paragraph-properties fo:margin-top="0cm" fo:margin-bottom="0.4cm"/>
      <style:text-properties fo:font-size="28pt" style:font-size-asian="28pt" style:font-size-complex="28pt"/>
    </style:style>
    <style:style style:name="Invitae_25_20presentation_25_20-_25_20new2-outline3" style:display-name="Invitae%20presentation%20-%20new2-outline3" style:family="presentation" style:parent-style-name="Invitae_25_20presentation_25_20-_25_20new2-outline2">
      <style:paragraph-properties fo:margin-top="0cm" fo:margin-bottom="0.3cm"/>
      <style:text-properties fo:font-size="24pt" style:font-size-asian="24pt" style:font-size-complex="24pt"/>
    </style:style>
    <style:style style:name="Invitae_25_20presentation_25_20-_25_20new2-outline4" style:display-name="Invitae%20presentation%20-%20new2-outline4" style:family="presentation" style:parent-style-name="Invitae_25_20presentation_25_20-_25_20new2-outline3">
      <style:paragraph-properties fo:margin-top="0cm" fo:margin-bottom="0.2cm"/>
      <style:text-properties fo:font-size="20pt" style:font-size-asian="20pt" style:font-size-complex="20pt"/>
    </style:style>
    <style:style style:name="Invitae_25_20presentation_25_20-_25_20new2-outline5" style:display-name="Invitae%20presentation%20-%20new2-outline5" style:family="presentation" style:parent-style-name="Invitae_25_20presentation_25_20-_25_20new2-outline4">
      <style:paragraph-properties fo:margin-top="0cm" fo:margin-bottom="0.1cm"/>
      <style:text-properties fo:font-size="20pt" style:font-size-asian="20pt" style:font-size-complex="20pt"/>
    </style:style>
    <style:style style:name="Invitae_25_20presentation_25_20-_25_20new2-outline6" style:display-name="Invitae%20presentation%20-%20new2-outline6" style:family="presentation" style:parent-style-name="Invitae_25_20presentation_25_20-_25_20new2-outline5">
      <style:paragraph-properties fo:margin-top="0cm" fo:margin-bottom="0.1cm"/>
      <style:text-properties fo:font-size="20pt" style:font-size-asian="20pt" style:font-size-complex="20pt"/>
    </style:style>
    <style:style style:name="Invitae_25_20presentation_25_20-_25_20new2-outline7" style:display-name="Invitae%20presentation%20-%20new2-outline7" style:family="presentation" style:parent-style-name="Invitae_25_20presentation_25_20-_25_20new2-outline6">
      <style:paragraph-properties fo:margin-top="0cm" fo:margin-bottom="0.1cm"/>
      <style:text-properties fo:font-size="20pt" style:font-size-asian="20pt" style:font-size-complex="20pt"/>
    </style:style>
    <style:style style:name="Invitae_25_20presentation_25_20-_25_20new2-outline8" style:display-name="Invitae%20presentation%20-%20new2-outline8" style:family="presentation" style:parent-style-name="Invitae_25_20presentation_25_20-_25_20new2-outline7">
      <style:paragraph-properties fo:margin-top="0cm" fo:margin-bottom="0.1cm"/>
      <style:text-properties fo:font-size="20pt" style:font-size-asian="20pt" style:font-size-complex="20pt"/>
    </style:style>
    <style:style style:name="Invitae_25_20presentation_25_20-_25_20new2-outline9" style:display-name="Invitae%20presentation%20-%20new2-outline9" style:family="presentation" style:parent-style-name="Invitae_25_20presentation_25_20-_25_20new2-outline8">
      <style:paragraph-properties fo:margin-top="0cm" fo:margin-bottom="0.1cm"/>
      <style:text-properties fo:font-size="20pt" style:font-size-asian="20pt" style:font-size-complex="20pt"/>
    </style:style>
    <style:style style:name="Invitae_25_20presentation_25_20-_25_20new2-subtitle" style:display-name="Invitae%20presentation%20-%20new2-subtitle" style:family="presentation">
      <style:graphic-properties draw:stroke="none" draw:fill="none" draw:textarea-vertical-align="middle">
        <text:list-style style:name="Invitae_25_20presentation_25_20-_25_20new2-subtitle" style:display-name="Invitae%20presentation%20-%20new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vitae_25_20presentation_25_20-_25_20new2-title" style:display-name="Invitae%20presentation%20-%20new2-title" style:family="presentation">
      <style:graphic-properties draw:stroke="none" draw:fill="none" draw:textarea-vertical-align="middle">
        <text:list-style style:name="Invitae_25_20presentation_25_20-_25_20new2-title" style:display-name="Invitae%20presentation%20-%20new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3">
      <style:graphic-properties draw:fill-color="#ffffff" draw:auto-grow-height="false" fo:min-height="13.86cm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svg:stroke-width="0.282cm" svg:stroke-color="#a3cf71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7" style:family="graphic" style:parent-style-name="standard">
      <style:graphic-properties svg:stroke-width="0.282cm" svg:stroke-color="#66bf7e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8" style:family="graphic" style:parent-style-name="standard">
      <style:graphic-properties svg:stroke-width="0.282cm" svg:stroke-color="#0aaca0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9" style:family="graphic" style:parent-style-name="standard">
      <style:graphic-properties svg:stroke-width="0.282cm" svg:stroke-color="#1971ab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10" style:family="graphic" style:parent-style-name="standard">
      <style:graphic-properties svg:stroke-width="0.282cm" svg:stroke-color="#1356a0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11" style:family="graphic" style:parent-style-name="standard">
      <style:graphic-properties svg:stroke-width="0.282cm" svg:stroke-color="#333333" draw:marker-start-width="0.622cm" draw:marker-end-width="0.622cm" svg:stroke-linecap="square" draw:fill="none" draw:textarea-vertical-align="middle" fo:padding-top="0.14cm" fo:padding-bottom="0.14cm" fo:padding-left="0.14cm" fo:padding-right="0.14cm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4cm" fo:min-width="4.12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Invitae_25_20presentation_25_20-_25_20new2-backgroundobjects">
      <style:graphic-properties draw:stroke="none" draw:fill="none" draw:fill-color="#ffffff" draw:auto-grow-height="false" fo:min-height="0.484cm"/>
    </style:style>
    <style:style style:name="Mpr4" style:family="presentation" style:parent-style-name="Invitae_25_20presentation_25_20-_25_20new2-backgroundobjects">
      <style:graphic-properties draw:stroke="none" draw:fill="none" draw:fill-color="#ffffff" draw:auto-grow-height="false" fo:min-height="1.397cm"/>
    </style:style>
    <style:style style:name="Mpr5" style:family="presentation" style:parent-style-name="Invitae_25_20presentation_25_20-_25_20new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23.7999992370605pt"/>
    </style:style>
    <style:style style:name="MP5" style:family="paragraph">
      <style:paragraph-properties fo:text-align="center"/>
      <style:text-properties fo:color="#76716b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center"/>
    </style:style>
    <style:style style:name="MP8" style:family="paragraph">
      <style:text-properties fo:color="#76716b" fo:font-size="35.400001525878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3.7999992370605pt"/>
    </style:style>
    <style:style style:name="MT3" style:family="text">
      <style:text-properties fo:color="#76716b" style:font-size-asian="14pt" style:font-size-complex="14pt"/>
    </style:style>
    <style:style style:name="MT4" style:family="text">
      <style:text-properties fo:color="#76716b" style:font-name="Linux Biolinum O2" fo:font-size="26.7000007629395pt" style:font-name-asian="Linux Biolinum O2" style:font-name-complex="Linux Biolinum O2"/>
    </style:style>
    <style:style style:name="MT5" style:family="text">
      <style:text-properties fo:color="#76716b" style:font-name="Linux Biolinum O3" fo:font-size="26.7000007629395pt" style:font-name-asian="Linux Biolinum O2" style:font-name-complex="Linux Biolinum O2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➢">
        <style:list-level-properties text:space-before="0.3cm" text:min-label-width="0.9cm"/>
        <style:text-properties style:font-name="StarSymbol1" fo:color="#004b8c" fo:font-size="75%"/>
      </text:list-level-style-bullet>
      <text:list-level-style-bullet text:level="2" text:bullet-char="●">
        <style:list-level-properties text:space-before="1.6cm" text:min-label-width="0.8cm"/>
        <style:text-properties style:font-name="StarSymbol1" fo:color="#004b8c" fo:font-size="45%"/>
      </text:list-level-style-bullet>
      <text:list-level-style-bullet text:level="3" text:bullet-char="‒">
        <style:list-level-properties text:space-before="3cm" text:min-label-width="0.6cm"/>
        <style:text-properties fo:font-family="'DejaVu Sans'" style:font-style-name="Condensed" style:font-family-generic="swiss" style:font-pitch="variable" fo:color="#004b8c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1" fo:color="#004b8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4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vitae_25_20presentation_25_20-_25_20new2" style:display-name="Invitae%20presentation%20-%20new2" style:page-layout-name="PM1" draw:style-name="Mdp1">
      <draw:frame draw:style-name="Mgr3" draw:text-style-name="MP4" draw:layer="backgroundobjects" svg:width="13.738cm" svg:height="23.716cm" svg:x="1.528cm" svg:y="6.722cm">
        <draw:text-box>
          <text:list text:style-name="ML3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2.536cm" svg:height="0.948cm" svg:x="7.128cm" svg:y="33.076cm" presentation:class="page-number">
        <draw:text-box>
          <text:p text:style-name="MP5"><text:span text:style-name="MT3"><text:page-number>&lt;number&gt;</text:page-number></text:span><text:span text:style-name="MT3"> / </text:span><text:span text:style-name="MT3"><text:page-count>1</text:page-count></text:span></text:p>
        </draw:text-box>
      </draw:frame>
      <draw:custom-shape draw:name="Shape 8" draw:style-name="Mgr4" draw:text-style-name="MP6" draw:layer="backgroundobjects" svg:width="2.702cm" svg:height="1.095cm" svg:x="11.039cm" svg:y="32.6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5" draw:text-style-name="MP7" draw:layer="backgroundobjects" svg:width="2.483cm" svg:height="2.585cm" svg:x="1.158cm" svg:y="32.257cm">
        <draw:image xlink:href="Pictures/10000201000001150000004D71563CD4.png" xlink:type="simple" xlink:show="embed" xlink:actuate="onLoad">
          <text:p/>
        </draw:image>
      </draw:frame>
      <draw:g>
        <draw:line draw:style-name="Mgr6" draw:text-style-name="MP7" draw:layer="backgroundobjects" svg:x1="15.796cm" svg:y1="1.197cm" svg:x2="14.739cm" svg:y2="1.197cm">
          <text:p/>
        </draw:line>
        <draw:line draw:style-name="Mgr7" draw:text-style-name="MP7" draw:layer="backgroundobjects" svg:x1="14.739cm" svg:y1="1.197cm" svg:x2="13.682cm" svg:y2="1.197cm">
          <text:p/>
        </draw:line>
        <draw:line draw:style-name="Mgr8" draw:text-style-name="MP7" draw:layer="backgroundobjects" svg:x1="13.683cm" svg:y1="1.197cm" svg:x2="12.626cm" svg:y2="1.197cm">
          <text:p/>
        </draw:line>
        <draw:line draw:style-name="Mgr9" draw:text-style-name="MP7" draw:layer="backgroundobjects" svg:x1="12.626cm" svg:y1="1.197cm" svg:x2="11.569cm" svg:y2="1.197cm">
          <text:p/>
        </draw:line>
        <draw:line draw:style-name="Mgr10" draw:text-style-name="MP7" draw:layer="backgroundobjects" svg:x1="11.569cm" svg:y1="1.197cm" svg:x2="10.512cm" svg:y2="1.197cm">
          <text:p/>
        </draw:line>
        <draw:line draw:style-name="Mgr11" draw:text-style-name="MP7" draw:layer="backgroundobjects" svg:x1="10.512cm" svg:y1="1.197cm" svg:x2="1.001cm" svg:y2="1.197cm">
          <text:p/>
        </draw:line>
      </draw:g>
      <draw:frame draw:style-name="Mgr12" draw:text-style-name="MP8" draw:layer="backgroundobjects" svg:width="6.123cm" svg:height="1.924cm" svg:x="13.264cm" svg:y="32.587cm">
        <draw:text-box>
          <text:p><text:span text:style-name="MT4">Ⓒ</text:span><text:span text:style-name="MT5"> </text:span><text:span text:style-name="MT5">2014 Invitae</text:span></text:p>
        </draw:text-box>
      </draw:frame>
      <draw:frame presentation:style-name="Invitae_25_20presentation_25_20-_25_20new2-title" draw:layer="backgroundobjects" svg:width="17.63cm" svg:height="4.33cm" svg:x="1.979cm" svg:y="2.035cm" presentation:class="title" presentation:placeholder="true">
        <draw:text-box/>
      </draw:frame>
      <draw:frame presentation:style-name="Invitae_25_20presentation_25_20-_25_20new2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Invitae_25_20presentation_25_20-_25_20new2-title" draw:layer="backgroundobjects" svg:width="0.001cm" svg:height="0.001cm" svg:x="0cm" svg:y="2.123cm" presentation:class="page"/>
        <draw:frame presentation:style-name="Invitae_25_20presentation_25_20-_25_20new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20T14:58:26.674988602</dc:date>
    <dc:creator>Reece Hart</dc:creator>
    <meta:editing-duration>P0D</meta:editing-duration>
    <meta:editing-cycles>2</meta:editing-cycles>
    <meta:generator>LibreOffice/4.2.5.2$Linux_X86_64 LibreOffice_project/420m0$Build-2</meta:generator>
    <meta:document-statistic meta:object-count="80"/>
  </office:meta>
</office:document-meta>
</file>